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officeooo:rsid="0013644d" officeooo:paragraph-rsid="0013644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3644d" officeooo:paragraph-rsid="00155395"/>
    </style:style>
    <style:style style:name="P3" style:family="paragraph" style:parent-style-name="Heading_20_1">
      <style:text-properties officeooo:rsid="001dc145" officeooo:paragraph-rsid="001dc145"/>
    </style:style>
    <style:style style:name="P4" style:family="paragraph" style:parent-style-name="Standard">
      <style:paragraph-properties fo:text-align="start" style:justify-single-word="false"/>
      <style:text-properties officeooo:rsid="0017d243" officeooo:paragraph-rsid="0017d243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 officeooo:rsid="00173de4" officeooo:paragraph-rsid="00173de4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73de4" officeooo:paragraph-rsid="001599db"/>
    </style:style>
    <style:style style:name="P7" style:family="paragraph" style:parent-style-name="Standard" style:list-style-name="L1">
      <style:paragraph-properties fo:text-align="start" style:justify-single-word="false"/>
      <style:text-properties fo:language="ru" fo:country="RU" officeooo:rsid="0017d243" officeooo:paragraph-rsid="0017d243"/>
    </style:style>
    <style:style style:name="P8" style:family="paragraph" style:parent-style-name="Standard" style:list-style-name="L1">
      <style:paragraph-properties fo:text-align="start" style:justify-single-word="false"/>
      <style:text-properties fo:language="en" fo:country="US" officeooo:rsid="00173de4" officeooo:paragraph-rsid="00173de4"/>
    </style:style>
    <style:style style:name="P9" style:family="paragraph" style:parent-style-name="Standard" style:list-style-name="L1">
      <style:paragraph-properties fo:text-align="start" style:justify-single-word="false"/>
      <style:text-properties fo:language="en" fo:country="US" officeooo:rsid="0017d243" officeooo:paragraph-rsid="0017d243"/>
    </style:style>
    <style:style style:name="P10" style:family="paragraph" style:parent-style-name="Standard">
      <style:paragraph-properties fo:text-align="start" style:justify-single-word="false"/>
      <style:text-properties officeooo:rsid="001a2e2d" officeooo:paragraph-rsid="001dc145"/>
    </style:style>
    <style:style style:name="P11" style:family="paragraph" style:parent-style-name="Standard">
      <style:paragraph-properties fo:text-align="start" style:justify-single-word="false"/>
      <style:text-properties officeooo:rsid="001e2f23" officeooo:paragraph-rsid="001e2f23"/>
    </style:style>
    <style:style style:name="P12" style:family="paragraph" style:parent-style-name="Text_20_body">
      <style:text-properties officeooo:rsid="001f70d8" officeooo:paragraph-rsid="001f70d8"/>
    </style:style>
    <style:style style:name="P13" style:family="paragraph" style:parent-style-name="Text_20_body">
      <style:paragraph-properties fo:text-align="center" style:justify-single-word="false"/>
      <style:text-properties officeooo:rsid="001f70d8" officeooo:paragraph-rsid="001f70d8"/>
    </style:style>
    <style:style style:name="P14" style:family="paragraph" style:parent-style-name="Text_20_body">
      <style:text-properties officeooo:paragraph-rsid="00247283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f70d8" officeooo:paragraph-rsid="001f70d8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3de4"/>
    </style:style>
    <style:style style:name="T4" style:family="text">
      <style:text-properties fo:language="ru" fo:country="RU" officeooo:rsid="001599db"/>
    </style:style>
    <style:style style:name="T5" style:family="text">
      <style:text-properties fo:language="ru" fo:country="RU" officeooo:rsid="001aff44"/>
    </style:style>
    <style:style style:name="T6" style:family="text">
      <style:text-properties fo:language="ru" fo:country="RU" officeooo:rsid="001b6f88"/>
    </style:style>
    <style:style style:name="T7" style:family="text">
      <style:text-properties fo:language="ru" fo:country="RU" officeooo:rsid="001da310"/>
    </style:style>
    <style:style style:name="T8" style:family="text">
      <style:text-properties fo:language="ru" fo:country="RU" officeooo:rsid="001dc145"/>
    </style:style>
    <style:style style:name="T9" style:family="text">
      <style:text-properties officeooo:rsid="0018698c"/>
    </style:style>
    <style:style style:name="T10" style:family="text">
      <style:text-properties officeooo:rsid="001fe953"/>
    </style:style>
    <style:style style:name="T11" style:family="text">
      <style:text-properties officeooo:rsid="0021b11b"/>
    </style:style>
    <style:style style:name="T12" style:family="text">
      <style:text-properties officeooo:rsid="002394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токол </text:p>
      <text:p text:style-name="Title"><text:span text:style-name="T9">Bombardo</text:span> Game Protocol</text:p>
      <text:p text:style-name="P1"/>
      <text:p text:style-name="P2"/>
      <text:h text:style-name="P3" text:outline-level="1"><text:span text:style-name="T2">Описание</text:span></text:h>
      <text:p text:style-name="P10"><text:span text:style-name="T2">Удалённый вызов команд </text:span><text:span text:style-name="T5">сервера</text:span><text:span text:style-name="T2">, передача файлов. </text:span><text:span text:style-name="T6">Работает поверх UDP, для максимально быстрой передачи, минимального количества байт. </text:span><text:span text:style-name="T7">В протоколе существует два типа кадров: с подтверждением и потоковый кадр. </text:span><text:span text:style-name="T8">Первый тип используется для передачи команд, где необходимо точно знать, получил ли сервер команду. Второй — для что бы передавать поток данных, например, позицию игрока.</text:span></text:p>
      <text:p text:style-name="P4"><text:span text:style-name="T2"/></text:p>
      <text:h text:style-name="Heading_20_1" text:outline-level="1">Заголовок кадра</text:h>
      <text:p text:style-name="P11"><text:span text:style-name="T2">Каждый кадр начинается с двух байт:</text:span></text:p>
      <text:p text:style-name="P11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Код протокола - 0x01</text:p>
          </table:table-cell>
          <table:table-cell table:style-name="Table1.A1" office:value-type="string">
            <text:p text:style-name="P16">Идентификатор пакета</text:p>
          </table:table-cell>
          <table:table-cell table:style-name="Table1.C1" office:value-type="string">
            <text:p text:style-name="P16">...</text:p>
          </table:table-cell>
        </table:table-row>
      </table:table>
      <text:p text:style-name="P11"><text:span text:style-name="T2"/></text:p>
      <text:p text:style-name="P11"><text:span text:style-name="T2"/></text:p>
      <text:h text:style-name="Heading_20_1" text:outline-level="1">Кадр с ожиданием ответа</text:h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Код канала</text:p>
          </table:table-cell>
          <table:table-cell table:style-name="Table2.A1" office:value-type="string">
            <text:p text:style-name="P13">Номер пакета</text:p>
          </table:table-cell>
          <table:table-cell table:style-name="Table2.C1" office:value-type="string">
            <text:p text:style-name="P15">...</text:p>
          </table:table-cell>
        </table:table-row>
      </table:table>
      <text:p text:style-name="P12"/>
      <text:p text:style-name="P14"><text:span text:style-name="T10">Код канала позволяет обеспечить «паралельность» отправки клиентом пакетов. Для каждого канала используется свой счётчик номера пакетов. Таким образом пакеты на клиенте не встают в общую очередь, а разделяются по очередям каналов. </text:span></text:p>
      <text:h text:style-name="Heading_20_1" text:outline-level="1"><text:span text:style-name="T3">К</text:span><text:span text:style-name="T4">адр </text:span><text:span text:style-name="T3">передачи потока</text:span></text:h>
      <text:p text:style-name="Text_20_body"><text:span text:style-name="T3"/></text:p>
      <text:list xml:id="list8604873249936192679" text:style-name="L1">
        <text:list-item>
          <text:p text:style-name="P5">Пакеты</text:p>
          <text:list>
            <text:list-item>
              <text:p text:style-name="P8"><text:span text:style-name="T2">Подключение к серверу </text:span>(Login)</text:p>
            </text:list-item>
            <text:list-item>
              <text:p text:style-name="P5">Создание игрока <text:span text:style-name="T1">(CreatePlayer)</text:span></text:p>
            </text:list-item>
            <text:list-item>
              <text:p text:style-name="P7">Проверка связи <text:span text:style-name="T1">(Ping)</text:span></text:p>
            </text:list-item>
            <text:list-item>
              <text:p text:style-name="P9"/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46:52.280000000</meta:creation-date>
    <dc:date>2018-02-12T22:01:04.403954947</dc:date>
    <meta:editing-duration>PT39M45S</meta:editing-duration>
    <meta:editing-cycles>18</meta:editing-cycles>
    <meta:generator>LibreOffice/5.1.6.2$Linux_X86_64 LibreOffice_project/10m0$Build-2</meta:generator>
    <meta:document-statistic meta:table-count="2" meta:image-count="0" meta:object-count="0" meta:page-count="1" meta:paragraph-count="20" meta:word-count="130" meta:character-count="905" meta:non-whitespace-character-count="796"/>
  </office:meta>
</office:document-meta>
</file>